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5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number-columns-repeated="2"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edor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2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2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cina</text:p>
          </table:table-cell>
          <table:table-cell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2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año</text:p>
          </table:table-cell>
          <table:table-cell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cibidor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sillo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alería</text:p>
          </table:table-cell>
          <table:table-cell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2"/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circuito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Circuito seccional</text:p>
          </table:table-cell>
          <table:table-cell office:value-type="string" calcext:value-type="string">
            <text:p>Notas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16372"/>
        </table:table-row>
        <table:table-row table:style-name="ro1">
          <table:table-cell table:number-columns-repeated="6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(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table:number-columns-repeated="4" office:value-type="string" calcext:value-type="string">
            <text:p>10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(la suma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mayor que el máximo)</text:p>
          </table:table-cell>
          <table:table-cell table:number-columns-repeated="1637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21T11:50:02.505486623</dc:date>
    <meta:editing-duration>PT7H10M9S</meta:editing-duration>
    <meta:editing-cycles>50</meta:editing-cycles>
    <meta:generator>LibreOffice/7.4.7.2$Linux_X86_64 LibreOffice_project/40$Build-2</meta:generator>
    <meta:document-statistic meta:table-count="1" meta:cell-count="181" meta:object-count="0"/>
  </office:meta>
</office:document-meta>
</file>